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cm" svg:height="1.2cm" svg:x="2.4cm" svg:y="22cm">
          <draw:text-box>
            <text:p>PackagePrefi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21:55:23.809162524</meta:creation-date>
    <dc:date>2018-05-23T12:10:55.460130226</dc:date>
    <meta:editing-duration>PT18M16S</meta:editing-duration>
    <meta:editing-cycles>6</meta:editing-cycles>
    <meta:generator>LibreOffice/5.1.6.2$Linux_X86_64 LibreOffice_project/10m0$Build-2</meta:generator>
    <meta:document-statistic meta:object-count="1"/>
  </office:meta>
</office:document-meta>
</file>